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2" svg:font-family="'Courier New'" style:font-adornments="Regular" style:font-pitch="fixed"/>
    <style:font-face style:name="Courier New1"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Courier New3"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loext:graphic-properties draw:fill="solid" draw:fill-color="#fffffe"/>
      <style:paragraph-properties style:line-height-at-least="0.198in" fo:background-color="#fffffe"/>
    </style:style>
    <style:style style:name="P2" style:family="paragraph" style:parent-style-name="Standard">
      <loext:graphic-properties draw:fill="solid" draw:fill-color="#fffffe"/>
      <style:paragraph-properties style:line-height-at-least="0.198in" fo:background-color="#fffffe"/>
      <style:text-properties style:font-name="Calibri Light" fo:language="en" fo:country="US" style:font-name-complex="Calibri Light1"/>
    </style:style>
    <style:style style:name="P3" style:family="paragraph" style:parent-style-name="Standard">
      <style:text-properties fo:color="#111111" style:font-name="Calibri Light" fo:language="en" fo:country="US" fo:font-weight="bold" style:font-weight-asian="bold" style:font-name-complex="Calibri Light1" style:font-weight-complex="bold"/>
    </style:style>
    <style:style style:name="P4" style:family="paragraph" style:parent-style-name="Standard">
      <style:text-properties fo:color="#111111" style:font-name="Calibri Light" fo:language="en" fo:country="US" fo:font-weight="normal" officeooo:rsid="001488bd" officeooo:paragraph-rsid="001488bd" style:font-weight-asian="normal" style:font-name-complex="Calibri Light1" style:font-weight-complex="normal"/>
    </style:style>
    <style:style style:name="P5" style:family="paragraph" style:parent-style-name="Standard">
      <style:text-properties fo:color="#111111" style:font-name="Courier New1" fo:language="en" fo:country="US" fo:font-weight="normal" officeooo:rsid="001488bd" officeooo:paragraph-rsid="001488bd" style:font-weight-asian="normal" style:font-name-complex="Calibri Light1" style:font-weight-complex="normal"/>
    </style:style>
    <style:style style:name="P6" style:family="paragraph" style:parent-style-name="Standard">
      <style:paragraph-properties fo:margin-top="0in" fo:margin-bottom="0in" loext:contextual-spacing="false" fo:line-height="100%" fo:text-align="justify" style:justify-single-word="false"/>
    </style:style>
    <style:style style:name="P7" style:family="paragraph" style:parent-style-name="Standard">
      <style:paragraph-properties fo:margin-top="0in" fo:margin-bottom="0in" loext:contextual-spacing="false" fo:line-height="100%" fo:text-align="justify" style:justify-single-word="false"/>
      <style:text-properties officeooo:paragraph-rsid="0013ddd5"/>
    </style:style>
    <style:style style:name="P8" style:family="paragraph" style:parent-style-name="Standard">
      <loext:graphic-properties draw:fill="solid" draw:fill-color="#fffffe"/>
      <style:paragraph-properties fo:margin-top="0in" fo:margin-bottom="0in" loext:contextual-spacing="false" fo:line-height="100%" fo:text-align="justify" style:justify-single-word="false" fo:background-color="#fffffe"/>
      <style:text-properties officeooo:paragraph-rsid="001488bd"/>
    </style:style>
    <style:style style:name="P9" style:family="paragraph" style:parent-style-name="Standard">
      <style:paragraph-properties fo:margin-top="0in" fo:margin-bottom="0in" loext:contextual-spacing="false" fo:line-height="100%" fo:text-align="center" style:justify-single-word="false"/>
      <style:text-properties fo:font-size="12pt" fo:language="en" fo:country="US" fo:font-weight="bold" style:font-size-asian="12pt" style:font-weight-asian="bold" style:font-size-complex="12pt" style:font-weight-complex="bold"/>
    </style:style>
    <style:style style:name="P10" style:family="paragraph" style:parent-style-name="Standard">
      <style:paragraph-properties fo:margin-top="0in" fo:margin-bottom="0in" loext:contextual-spacing="false" fo:line-height="100%" fo:text-align="justify" style:justify-single-word="false"/>
      <style:text-properties fo:language="en" fo:country="US"/>
    </style:style>
    <style:style style:name="P11" style:family="paragraph" style:parent-style-name="Standard">
      <style:paragraph-properties fo:margin-top="0in" fo:margin-bottom="0in" loext:contextual-spacing="false" fo:line-height="100%" fo:text-align="justify" style:justify-single-word="false"/>
      <style:text-properties fo:color="#4472c4" fo:language="en" fo:country="US"/>
    </style:style>
    <style:style style:name="P12" style:family="paragraph" style:parent-style-name="Standard">
      <style:paragraph-properties fo:margin-top="0in" fo:margin-bottom="0in" loext:contextual-spacing="false" fo:line-height="100%" fo:text-align="justify" style:justify-single-word="false"/>
      <style:text-properties fo:font-size="16pt" fo:language="en" fo:country="US" style:font-size-asian="16pt" style:font-size-complex="16pt"/>
    </style:style>
    <style:style style:name="P13" style:family="paragraph" style:parent-style-name="Standard">
      <style:paragraph-properties fo:margin-top="0in" fo:margin-bottom="0in" loext:contextual-spacing="false" fo:line-height="100%" fo:text-align="justify" style:justify-single-word="false"/>
      <style:text-properties fo:font-size="16pt" fo:language="en" fo:country="US" style:font-size-asian="16pt" style:font-name-complex="Calibri1" style:font-size-complex="16pt"/>
    </style:style>
    <style:style style:name="P14" style:family="paragraph" style:parent-style-name="Standard">
      <loext:graphic-properties draw:fill="solid" draw:fill-color="#fffffe"/>
      <style:paragraph-properties fo:margin-top="0in" fo:margin-bottom="0in" loext:contextual-spacing="false" fo:line-height="100%" fo:text-align="justify" style:justify-single-word="false" fo:background-color="#fffffe"/>
      <style:text-properties fo:font-size="11pt" fo:font-weight="normal" officeooo:rsid="001488bd" officeooo:paragraph-rsid="001488bd" style:font-size-asian="9.60000038146973pt" style:font-weight-asian="normal" style:font-size-complex="11pt" style:font-weight-complex="normal"/>
    </style:style>
    <style:style style:name="P15" style:family="paragraph" style:parent-style-name="Standard" style:master-page-name="Standard">
      <style:paragraph-properties fo:margin-top="0in" fo:margin-bottom="0in" loext:contextual-spacing="false" fo:line-height="100%" fo:text-align="center" style:justify-single-word="false" style:page-number="auto"/>
    </style:style>
    <style:style style:name="P16" style:family="paragraph" style:parent-style-name="List_20_Paragraph" style:list-style-name="WWNum2">
      <loext:graphic-properties draw:fill="solid" draw:fill-color="#fffffe"/>
      <style:paragraph-properties style:line-height-at-least="0.198in" fo:background-color="#fffffe"/>
    </style:style>
    <style:style style:name="P17" style:family="paragraph" style:parent-style-name="List_20_Paragraph">
      <style:paragraph-properties fo:margin-top="0in" fo:margin-bottom="0in" loext:contextual-spacing="true" fo:line-height="100%" fo:text-align="justify" style:justify-single-word="false"/>
      <style:text-properties fo:language="en" fo:country="US"/>
    </style:style>
    <style:style style:name="P18" style:family="paragraph" style:parent-style-name="List_20_Paragraph" style:list-style-name="WWNum1">
      <style:paragraph-properties fo:margin-top="0in" fo:margin-bottom="0in" loext:contextual-spacing="true" fo:line-height="100%" fo:text-align="justify" style:justify-single-word="false"/>
    </style:style>
    <style:style style:name="T1" style:family="text">
      <style:text-properties fo:font-size="16pt" fo:language="en" fo:country="US" fo:font-weight="bold" style:font-size-asian="16pt" style:font-weight-asian="bold" style:font-size-complex="16pt" style:font-weight-complex="bold"/>
    </style:style>
    <style:style style:name="T2" style:family="text">
      <style:text-properties fo:font-size="16pt" fo:language="en" fo:country="US" style:font-size-asian="16pt" style:font-size-complex="16pt"/>
    </style:style>
    <style:style style:name="T3" style:family="text">
      <style:text-properties fo:font-size="16pt" fo:language="en" fo:country="US" officeooo:rsid="0013ddd5" style:font-size-asian="16pt" style:font-size-complex="16pt"/>
    </style:style>
    <style:style style:name="T4" style:family="text">
      <style:text-properties fo:language="en" fo:country="US"/>
    </style:style>
    <style:style style:name="T5" style:family="text">
      <style:text-properties fo:language="en" fo:country="US" fo:font-style="italic" style:font-style-asian="italic" style:font-style-complex="italic"/>
    </style:style>
    <style:style style:name="T6" style:family="text">
      <style:text-properties fo:color="#111111" style:font-name="Calibri Light" fo:language="en" fo:country="US" style:font-name-complex="Calibri Light1"/>
    </style:style>
    <style:style style:name="T7" style:family="text">
      <style:text-properties fo:color="#111111" style:font-name="Calibri Light" fo:language="en" fo:country="US" fo:font-weight="bold" style:font-weight-asian="bold" style:font-name-complex="Calibri Light1" style:font-weight-complex="bold"/>
    </style:style>
    <style:style style:name="T8" style:family="text">
      <style:text-properties fo:color="#111111" style:font-name="Calibri Light" fo:font-size="16pt" fo:language="en" fo:country="US" fo:font-weight="bold" style:font-size-asian="16pt" style:font-weight-asian="bold" style:font-name-complex="Calibri Light1" style:font-size-complex="16pt" style:font-weight-complex="bold"/>
    </style:style>
    <style:style style:name="T9" style:family="text">
      <style:text-properties style:font-name="Calibri Light" fo:language="en" fo:country="US" style:font-name-complex="Calibri Light1"/>
    </style:style>
    <style:style style:name="T10" style:family="text">
      <style:text-properties style:font-name="Calibri Light" fo:language="en" fo:country="US" fo:font-style="italic" style:font-style-asian="italic" style:font-name-complex="Calibri Light1" style:font-style-complex="italic"/>
    </style:style>
    <style:style style:name="T11" style:family="text">
      <style:text-properties style:font-name="Calibri Light" fo:language="en" fo:country="US" fo:font-weight="bold" style:font-weight-asian="bold" style:font-name-complex="Calibri Light1" style:font-weight-complex="bold"/>
    </style:style>
    <style:style style:name="T12" style:family="text">
      <style:text-properties style:font-name="Calibri Light" style:font-name-complex="Calibri Light1"/>
    </style:style>
    <style:style style:name="T13" style:family="text">
      <style:text-properties style:font-name="Calibri Light" fo:font-size="16pt" fo:language="en" fo:country="US" officeooo:rsid="0013ddd5" style:font-size-asian="16pt" style:font-name-complex="Calibri Light1" style:font-size-complex="16pt"/>
    </style:style>
    <style:style style:name="T14" style:family="text">
      <style:text-properties style:font-name="Calibri Light" fo:font-size="16pt" fo:language="en" fo:country="US" style:font-size-asian="16pt" style:font-name-complex="Calibri Light1" style:font-size-complex="16pt"/>
    </style:style>
    <style:style style:name="T15" style:family="text">
      <style:text-properties style:font-name="Calibri Light" fo:font-size="16pt" fo:language="en" fo:country="US" officeooo:rsid="001488bd" style:font-size-asian="16pt" style:font-name-complex="Calibri Light1" style:font-size-complex="16pt"/>
    </style:style>
    <style:style style:name="T16" style:family="text">
      <style:text-properties fo:color="#000000" style:font-name="Courier New" fo:font-size="10.5pt" fo:language="en" fo:country="US" style:font-size-asian="10.5pt" style:font-name-complex="Courier New3" style:font-size-complex="10.5pt"/>
    </style:style>
    <style:style style:name="T17" style:family="text">
      <style:text-properties fo:color="#a31515" style:font-name="Courier New" fo:font-size="10.5pt" fo:language="en" fo:country="US" style:font-size-asian="10.5pt" style:font-name-complex="Courier New3" style:font-size-complex="10.5pt"/>
    </style:style>
    <style:style style:name="T18" style:family="text">
      <style:text-properties fo:color="#212121" style:font-name="Courier New" fo:font-size="10.5pt" fo:language="en" fo:country="US" fo:background-color="#ffffff" loext:char-shading-value="0" style:font-size-asian="10.5pt" style:font-name-complex="Courier New3" style:font-size-complex="10.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1">Spotify Sequential Skip Prediction Challenge – RNN Group</text:span></text:p>
      <text:p text:style-name="P9"/>
      <text:p text:style-name="P6"><text:span text:style-name="T4">Once we understood how a recurrent neural network works, entire group tried to implement a model that used LSTM to predict the “skip_2” field of the tracks.</text:span></text:p>
      <text:p text:style-name="P10"/>
      <text:p text:style-name="P6"><text:span text:style-name="T4">We based our model on the one reported in this site:</text:span></text:p>
      <text:p text:style-name="P6"><text:a xlink:type="simple" xlink:href="https://datascienceplus.com/long-short-term-memory-lstm-and-how-to-implement-lstm-using-python/" text:style-name="ListLabel_20_28" text:visited-style-name="ListLabel_20_28"><text:span text:style-name="Internet_20_link"><text:span text:style-name="T4">https://datascienceplus.com/long-short-term-memory-lstm-and-how-to-implement-lstm-using-python/</text:span></text:span></text:a></text:p>
      <text:p text:style-name="P11"/>
      <text:p text:style-name="P6"><text:span text:style-name="T4">The steps to follow were:</text:span></text:p>
      <text:p text:style-name="P17"/>
      <text:list xml:id="list89166581" text:style-name="WWNum1">
        <text:list-item>
          <text:p text:style-name="P18"><text:span text:style-name="T4">Prepare the data</text:span></text:p>
        </text:list-item>
        <text:list-item>
          <text:p text:style-name="P18"><text:span text:style-name="T4">Split the dataset for train and test</text:span></text:p>
        </text:list-item>
        <text:list-item>
          <text:p text:style-name="P18"><text:span text:style-name="T4">Converting features into NumPy array and reshaping the array into shape accepted by LSTM model</text:span></text:p>
        </text:list-item>
        <text:list-item>
          <text:p text:style-name="P18"><text:span text:style-name="T4">Build the architecture for LSTM network</text:span></text:p>
        </text:list-item>
        <text:list-item>
          <text:p text:style-name="P18"><text:span text:style-name="T4">Compile and fit the model (Training)</text:span></text:p>
        </text:list-item>
        <text:list-item>
          <text:p text:style-name="P18"><text:span text:style-name="T4">Evaluate the performance of model(Test)</text:span></text:p>
        </text:list-item>
      </text:list>
      <text:p text:style-name="P10"/>
      <text:p text:style-name="P10"/>
      <text:p text:style-name="P6"><text:span text:style-name="T2">1 Prepare the data: </text:span></text:p>
      <text:p text:style-name="P10"/>
      <text:p text:style-name="Standard"><text:span text:style-name="T6">The data preparation consist in setting up the framework (google colab) mounting google drive and uploading the 2 dataframes, and merging together in a single big dataframe.<text:line-break/>First two operations we’ve made are:</text:span></text:p>
      <text:list xml:id="list2135570542" text:style-name="WWNum2">
        <text:list-item>
          <text:p text:style-name="P16"><text:span text:style-name="T9">Hot -Encoding for the categorical features: </text:span><text:span text:style-name="T10">context_type , hist_user_behavior_reason_start,  hist_user_behavior_reason_end,mode.</text:span></text:p>
        </text:list-item>
        <text:list-item>
          <text:p text:style-name="P16"><text:span text:style-name="T9">Data normalization</text:span><text:span text:style-name="T4">: </text:span><text:span text:style-name="T5">duration, release_year, us_popularity_estimat, flatness, loudness, time,  acoustic_vector_0, acoustic_vector_1, acoustic_vector_2, acoustic_vector_3,  acoustic_vector_4, acoustic_vector_5, acoustic_vector_6, acoustic_vector_7,key</text:span></text:p>
        </text:list-item>
      </text:list>
      <text:p text:style-name="Standard"><text:span text:style-name="T6"><text:line-break/>Next step was re-create the same representation structure used in past using the column to represent the track features in the first half of session (per each session).<text:line-break/>After these steps we’ve also transformed all Boolean data in the dataset into integer values so the model can accept all these values and using them for a better predictions.<text:line-break/></text:span></text:p>
      <text:p text:style-name="P6"><text:span text:style-name="T2">2 Split the dataset for train and test: </text:span></text:p>
      <text:p text:style-name="P12"/>
      <text:p text:style-name="P1"><text:span text:style-name="T9">We divided the dataset in 75% train data and 25% validation data using the function of the previous labs. For both <text:s/>of them we created to structures:</text:span></text:p>
      <text:p text:style-name="P1"><text:span text:style-name="T9">• <text:s/></text:span><text:span text:style-name="T11">x_train - x_val</text:span><text:span text:style-name="T9">: <text:s/>For each row of the train/validation we took all the features needed to predict the “skip_2” attribute and we created several arrays where each one represents a row of the dataset.</text:span></text:p>
      <text:p text:style-name="P1"><text:soft-page-break/><text:span text:style-name="T12">First row: array([1.50000000e+01, 1.02699608e-01, 6.76470588e-01, 9.96889963e-01, … ]),<text:line-break/>Second row: array([7.72136438e-04, 4.34087247e-01, 4.81487453e-01, 5.91249943e-01, … ]), … <text:line-break/></text:span></text:p>
      <text:p text:style-name="P2"/>
      <text:p text:style-name="P1"><text:span text:style-name="T9">• <text:s/></text:span><text:span text:style-name="T11">y_train - y_val:</text:span></text:p>
      <text:p text:style-name="P1"><text:span text:style-name="T9">For both train and validation data we used the variables train_labels and val_labels as ground truth (skip_2 values).<text:line-break/>array([ True, False, False, ..., False, False, <text:s/>True])</text:span></text:p>
      <text:p text:style-name="P1"><text:span text:style-name="T9">Now the data were ready for the model</text:span><text:span text:style-name="T4">.</text:span></text:p>
      <text:p text:style-name="P10"/>
      <text:p text:style-name="P6"><text:span text:style-name="T2">3 Converting features into NumPy array and reshaping the array into shape accepted by LSTM model: </text:span></text:p>
      <text:p text:style-name="P13"/>
      <text:p text:style-name="P6"><text:span text:style-name="T9">As in the reference model we used the </text:span><text:span text:style-name="T10">numpy.array </text:span><text:span text:style-name="T9">function to convert </text:span><text:span text:style-name="T10">x-train, y_train, x_val and y_val</text:span><text:span text:style-name="T9"> to numpy arrays and the </text:span><text:span text:style-name="T10">numpy.reshape</text:span><text:span text:style-name="T9"> to reshape the data into 3-D array (only on </text:span><text:span text:style-name="T10">x_train</text:span><text:span text:style-name="T9"> and </text:span><text:span text:style-name="T10">x_val</text:span><text:span text:style-name="T9">).</text:span></text:p>
      <text:p text:style-name="P12"/>
      <text:p text:style-name="P7"><text:span text:style-name="T2">4 Build the architecture </text:span></text:p>
      <text:p text:style-name="P7"><text:span text:style-name="T3">4.1</text:span><text:span text:style-name="T2"> LSTM network:</text:span></text:p>
      <text:p text:style-name="P12"/>
      <text:p text:style-name="P1"><text:span text:style-name="T9">The model is composed by 4 levels of LSTM, there isn’t a particular reason <text:s/>for this number because not exist a guideline to choose the right number of LSTM ; Usually it starts with a first model with 3/4 and then increases by seeing if the increase affects the performance. We employed dropout for each level to prevent overfitting during the training of the model. As last level there is the dense level that allows to make the prediction and as activation function was carried out the sigmoid.</text:span></text:p>
      <text:p text:style-name="P1"><text:span text:style-name="T9"/></text:p>
      <text:p text:style-name="P8"><text:span text:style-name="T13">4.</text:span><text:span text:style-name="T15">2</text:span><text:span text:style-name="T14"> </text:span><text:span text:style-name="T15">GRU</text:span><text:span text:style-name="T14"> network:</text:span></text:p>
      <text:p text:style-name="P8"><text:span text:style-name="T14"/></text:p>
      <text:p text:style-name="P14"><text:span text:style-name="T9">We also experimented with GRU layers instead of LSTM layers, and different approaches to dropout. As stated above, there was no particular method to deciding the architecture; we simply tried a few to see how they compare. The best results here came from a network with 4 GRU layers with 20 units. One dropout layer was added right after the first GRU layer. We tested this using 3 and 4 GRU layers, using different dropout parameters and dropout layers inbetween them.</text:span></text:p>
      <text:p text:style-name="P12"/>
      <text:p text:style-name="P6"><text:span text:style-name="T2">5 Compile and fit the model (Training) &amp; </text:span></text:p>
      <text:p text:style-name="P6"><text:span text:style-name="T2">6 Evaluate the performance of model(Test) :</text:span></text:p>
      <text:p text:style-name="P12"/>
      <text:p text:style-name="Standard"><text:span text:style-name="T6">Me and Laura tried to compile the model with <text:s/></text:span></text:p>
      <text:p text:style-name="Standard"><text:soft-page-break/><text:span text:style-name="T16">loss = </text:span><text:span text:style-name="T17">'mean_squared_error' </text:span><text:span text:style-name="T6">loss function, <text:s/>setting the number of epochs equal to 20, obtaining this result: </text:span></text:p>
      <text:p text:style-name="Standard"><text:span text:style-name="T6"><text:line-break/></text:span><text:span text:style-name="T18">(0.37611716339128143, 0.4756)</text:span></text:p>
      <text:p text:style-name="Standard"><text:span text:style-name="T6">Afterward we’ve noticed this function is not the best for the binary classification problems so we’ve found out one better loss function, in particular </text:span><text:span text:style-name="T16">loss = </text:span><text:span text:style-name="T17">'binary_crossentropy'</text:span><text:span text:style-name="T6">, setting the number of epochs equal to 20, obtaining this result:</text:span></text:p>
      <text:p text:style-name="Standard"><text:span text:style-name="T6"><text:s/><text:line-break/></text:span><text:span text:style-name="T18">(0.3691973135550517, 0.4736)</text:span></text:p>
      <text:p text:style-name="Standard"><text:span text:style-name="T6">Even if the second function it’s better for binary classification problems we’ve obtained worst performances, probably for our wrong data managing or interpretation.</text:span></text:p>
      <text:p text:style-name="P4">The GRU networks have been trained for 2 epochs, in order to preserve time and to be able compare them sooner. The loss function employed for evaluation was always binary cross entropy. It should be noted that no attributes have been dropped for the fitting of these models, which resulted in epoch training times on the Google Colab platform between 12 and 20 minutes. The best result (using the architecture described above) was:</text:p>
      <text:p text:style-name="P5">(0.4156606899722845, 0.5488)</text:p>
      <text:p text:style-name="P4">It seems these models perform slightly better. Presumably this has more to do with the changing of the dropout layers than the difference between GRU and LSTM layers.</text:p>
      <text:p text:style-name="P3"/>
      <text:p text:style-name="Standard"><text:span text:style-name="T8">Conclusion</text:span><text:span text:style-name="T7">: </text:span></text:p>
      <text:p text:style-name="Standard"><text:span text:style-name="T6">In conclusion the process to build the model, prepare the data and compile the algorithm was really hard because of the complexity of the model, the way how the data are managed in the dataframe, technical issues like internet connection and server problems caused not high performance of our model but with some work and time we’re confident that we can improve our results.</text:span></text:p>
      <text:p text:style-name="P1"><text:span text:style-name="T6"><text:line-break/></text:span></text:p>
      <text:p text:style-name="P1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2" svg:font-family="'Courier New'" style:font-adornments="Regular" style:font-pitch="fixed"/>
    <style:font-face style:name="Courier New1"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Courier New3"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it" fo:country="IT"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it" fo:country="IT"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fo:font-size="11pt" style:font-size-asian="11pt" style:font-size-complex="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style:font-name-complex="Courier New3" style:font-family-complex="'Courier New'"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complex="Courier New3" style:font-family-complex="'Courier New'"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complex="Courier New3" style:font-family-complex="'Courier New'"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complex="Courier New3" style:font-family-complex="'Courier New'"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complex="Courier New3" style:font-family-complex="'Courier New'" style:font-family-generic-complex="system" style:font-pitch-complex="variable"/>
    </style:style>
    <style:style style:name="ListLabel_20_24" style:display-name="ListLabel 24" style:family="text">
      <style:text-properties style:font-name-complex="Courier New3" style:font-family-complex="'Courier New'"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complex="Courier New3" style:font-family-complex="'Courier New'" style:font-family-generic-complex="system" style:font-pitch-complex="variable"/>
    </style:style>
    <style:style style:name="ListLabel_20_28" style:display-name="ListLabel 28" style:family="text">
      <style:text-properties fo:language="en" fo:country="U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3"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6"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5"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7874in" fo:margin-right="0.7874in" style:writing-mode="lr-tb" style:layout-grid-color="#c0c0c0" style:layout-grid-lines="39"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gaslini1@campus.unimib.it</meta:initial-creator>
    <meta:editing-cycles>3</meta:editing-cycles>
    <meta:creation-date>2020-10-27T14:13:00</meta:creation-date>
    <dc:date>2020-10-27T20:47:25.621690484</dc:date>
    <meta:editing-duration>PT21M35S</meta:editing-duration>
    <meta:generator>LibreOffice/6.0.7.3$Linux_X86_64 LibreOffice_project/00m0$Build-3</meta:generator>
    <meta:document-statistic meta:table-count="0" meta:image-count="0" meta:object-count="0" meta:page-count="3" meta:paragraph-count="44" meta:word-count="850" meta:character-count="5458" meta:non-whitespace-character-count="463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